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82b0" officeooo:paragraph-rsid="001b82b0"/>
    </style:style>
    <style:style style:name="P2" style:family="paragraph" style:parent-style-name="Standard">
      <style:text-properties officeooo:rsid="001c42ac" officeooo:paragraph-rsid="001c42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developed this app as I felt there was a need for way whereby foragers and budding mycologists could identify fungi they have found. At present there are several apps available but they predominantly rely on visual identification, that is good in as far as it goes but there are many fungi that are similar in appearance and falls short of providing accurate identification. </text:p>
      <text:p text:style-name="P1"/>
      <text:p text:style-name="P1">My aim has been to create an app that allows users to enter details (one or combination of several) and a list of matching fungi is displayed.</text:p>
      <text:p text:style-name="P1"/>
      <text:p text:style-name="P1">The app is working on my local machine and I’m currently working on AWS to test it on the internet.</text:p>
      <text:p text:style-name="P1"/>
      <text:p text:style-name="P2">I have developed the app with Django 3.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2T12:18:59.225869738</meta:creation-date>
    <dc:date>2021-07-22T12:31:54.844093958</dc:date>
    <meta:editing-duration>PT1M25S</meta:editing-duration>
    <meta:editing-cycles>1</meta:editing-cycles>
    <meta:document-statistic meta:table-count="0" meta:image-count="0" meta:object-count="0" meta:page-count="1" meta:paragraph-count="4" meta:word-count="120" meta:character-count="663" meta:non-whitespace-character-count="546"/>
    <meta:generator>LibreOffice/6.4.7.2$Linux_X86_64 LibreOffice_project/40$Build-2</meta:generator>
  </office:meta>
</office:document-meta>
</file>